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d5c" officeooo:paragraph-rsid="001cdd5c"/>
    </style:style>
    <style:style style:name="P2" style:family="paragraph" style:parent-style-name="Standard">
      <style:text-properties officeooo:rsid="001fda54" officeooo:paragraph-rsid="001fda54"/>
    </style:style>
    <style:style style:name="P3" style:family="paragraph" style:parent-style-name="Standard">
      <style:text-properties officeooo:rsid="002506bf" officeooo:paragraph-rsid="002506bf"/>
    </style:style>
    <style:style style:name="P4" style:family="paragraph" style:parent-style-name="Standard">
      <style:text-properties officeooo:rsid="00266351" officeooo:paragraph-rsid="00266351"/>
    </style:style>
    <style:style style:name="P5" style:family="paragraph" style:parent-style-name="Standard">
      <style:text-properties officeooo:rsid="0026b8c7" officeooo:paragraph-rsid="0026635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ec03" style:font-style-asian="normal" style:font-style-complex="normal"/>
    </style:style>
    <style:style style:name="T4" style:family="text">
      <style:text-properties fo:font-style="normal" officeooo:rsid="002076e2" style:font-style-asian="normal" style:font-style-complex="normal"/>
    </style:style>
    <style:style style:name="T5" style:family="text">
      <style:text-properties fo:font-style="normal" officeooo:rsid="00212d79" style:font-style-asian="normal" style:font-style-complex="normal"/>
    </style:style>
    <style:style style:name="T6" style:family="text">
      <style:text-properties fo:font-style="normal" officeooo:rsid="00240c21" style:font-style-asian="normal" style:font-style-complex="normal"/>
    </style:style>
    <style:style style:name="T7" style:family="text">
      <style:text-properties officeooo:rsid="002506bf"/>
    </style:style>
    <style:style style:name="T8" style:family="text">
      <style:text-properties officeooo:rsid="002730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20/6:</text:p>
      <text:p text:style-name="P3"/>
      <text:p text:style-name="P1">→ 20.6:</text:p>
      <text:p text:style-name="P1"><text:tab/>→ chôt phương án thiết kế</text:p>
      <text:p text:style-name="P1"><text:tab/>→ marketing/fanpage</text:p>
      <text:p text:style-name="P1"><text:tab/>→ thống nhất qui trình làm việc/process.</text:p>
      <text:p text:style-name="P1">→ <text:span text:style-name="T7">Plan to </text:span>25/6: </text:p>
      <text:p text:style-name="P1"><text:tab/>→ 22-24: Hoàn thiện thi công</text:p>
      <text:p text:style-name="P1"><text:tab/>→ 22-24: Thư mời/ poster</text:p>
      <text:p text:style-name="P1"><text:tab/>→ 25: Chạy quảng cáo Fb + phát thư mời</text:p>
      <text:p text:style-name="P1"><text:tab/>→ thứ 7 họp<text:span text:style-name="T1">, </text:span><text:span text:style-name="T3">mang loa</text:span></text:p>
      <text:p text:style-name="P2"/>
      <text:p text:style-name="P2"><text:span text:style-name="T3">Quy </text:span><text:span text:style-name="T2">trình làm việc:</text:span></text:p>
      <text:p text:style-name="P2"><text:span text:style-name="T2">→ Email →</text:span><text:span text:style-name="T4"> Hoàng.</text:span></text:p>
      <text:p text:style-name="P2"><text:span text:style-name="T2">→ Messenger: 2 group.</text:span></text:p>
      <text:p text:style-name="P2"><text:span text:style-name="T2">→</text:span><text:span text:style-name="T5"> SDT(hot li</text:span><text:span text:style-name="T6">n</text:span><text:span text:style-name="T5">e) Linh, Hoàng.</text:span></text:p>
      <text:p text:style-name="P2"><text:span text:style-name="T5">→ Vân: Hậu cần</text:span></text:p>
      <text:p text:style-name="P2"><text:span text:style-name="T5">→ Hoàng: Marketing, Linh</text:span></text:p>
      <text:p text:style-name="P2"><text:span text:style-name="T5">→ Mai: Nội dung</text:span></text:p>
      <text:p text:style-name="P2"><text:span text:style-name="T5">→ Linh: Designer.</text:span></text:p>
      <text:p text:style-name="P2"/>
      <text:p text:style-name="P2">Design:</text:p>
      <text:p text:style-name="P2">→<text:span text:style-name="T7"> Logo: DONE</text:span></text:p>
      <text:p text:style-name="P2">→<text:span text:style-name="T7"> Poster: English club.</text:span></text:p>
      <text:p text:style-name="P2">→<text:span text:style-name="T7"> Trang trí lại không gian: </text:span></text:p>
      <text:p text:style-name="P4"/>
      <text:p text:style-name="P4">Nội dung: Orienentation</text:p>
      <text:p text:style-name="P4">→<text:span text:style-name="T8"> Giới thiệu:</text:span></text:p>
      <text:p text:style-name="P4">→<text:span text:style-name="T8"> Định hướng</text:span></text:p>
      <text:p text:style-name="P4">→<text:span text:style-name="T8"> Cơ sở vật chất</text:span></text:p>
      <text:p text:style-name="P4">→<text:span text:style-name="T8"> Nhân l</text:span></text:p>
      <text:p text:style-name="P5"/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20:36:29.680367465</meta:creation-date>
    <dc:date>2016-06-21T22:10:31.381216937</dc:date>
    <meta:editing-duration>PT1H27M44S</meta:editing-duration>
    <meta:editing-cycles>10</meta:editing-cycles>
    <meta:generator>LibreOffice/4.2.8.2$Linux_x86 LibreOffice_project/420m0$Build-2</meta:generator>
    <meta:document-statistic meta:table-count="0" meta:image-count="0" meta:object-count="0" meta:page-count="1" meta:paragraph-count="27" meta:word-count="113" meta:character-count="534" meta:non-whitespace-character-count="439"/>
  </office:meta>
</office:document-meta>
</file>